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542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2721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SCO MAYTA NOR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542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542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437682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>14134619</text:p>
          </table:table-cell>
          <table:table-cell table:style-name="Tabla2.D4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EADA: 01/09/21<text:line-break/>FICHA ACTUALIZADA: 03/09/21<text:line-break/><text:line-break/>DEPOSITO TOTAL CORRESPONDE AL DESPACHO DE <text:line-break/>100 CRIOLLOS<text:line-break/>100 FRANCES ROJO<text:line-break/>100 GALLINAS ROJAS<text:line-break/>400 POLLOS COBB<text:line-break/><text:line-break/>POR DESPACHAR:<text:line-break/>100 FRANCES ROJO<text:line-break/>100 GALLINAS ROJAS<text:line-break/>400 POLLOS COBB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4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1:09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